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dSet.decorateTransform( Set set , Transformer transform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formedSet.TransformedSet( Set set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Set.decorate( Set set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